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order-left="0.002cm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7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9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60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1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4"/>
          <table:table-cell table:style-name="ce18" office:value-type="string">
            <text:p>Schema Version</text:p>
          </table:table-cell>
          <table:table-cell table:style-name="ce47" office:value-type="string">
            <text:p>1.01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5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65]" office:value-type="string" office:string-value="GeographyId">
            <text:p>GeographyId</text:p>
          </table:table-cell>
          <table:table-cell table:style-name="ce4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1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2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1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6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Record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4" office:value-type="string" table:number-columns-spanned="2" table:number-rows-spanned="1">
            <text:p>SessionValue</text:p>
          </table:table-cell>
          <table:covered-table-cell/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8"/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14"/>
          <table:table-cell table:style-name="ce35" office:value-type="string">
            <text:p>Key</text:p>
          </table:table-cell>
          <table:table-cell table:style-name="ce21" office:value-type="string">
            <text:p>VARCHAR(50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14"/>
          <table:table-cell table:style-name="ce4" office:value-type="string">
            <text:p>Value</text:p>
          </table:table-cell>
          <table:table-cell table:style-name="ce21" office:value-type="string">
            <text:p>NUMERIC(12)</text:p>
          </table:table-cell>
          <table:table-cell table:style-name="ce24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/>
          <table:table-cell table:style-name="ce4"/>
          <table:table-cell table:style-name="ce5" office:value-type="string">
            <text:p>AuxValue</text:p>
          </table:table-cell>
          <table:table-cell table:style-name="ce23" office:value-type="string">
            <text:p>VARCHAR(100)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36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/>
          <table:table-cell table:style-name="ce4"/>
          <table:table-cell table:style-name="ce37" office:value-type="string">
            <text:p>PUBLIC, PRIVATE, INACTIVE</text:p>
          </table:table-cell>
          <table:table-cell table:style-name="ce38"/>
          <table:table-cell table:style-name="ce21"/>
          <table:table-cell table:number-columns-repeated="2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3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7" table:default-cell-style-name="ce52"/>
        <table:table-column table:style-name="co28" table:default-cell-style-name="ce52"/>
        <table:table-column table:style-name="co26" table:number-columns-repeated="254" table:default-cell-style-name="ce52"/>
        <table:table-row table:style-name="ro2">
          <table:table-cell table:style-name="ce49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0" table:formula="oooc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1" table:formula="oooc:=CONCATENATE([Tables.$Q$2];&quot;:&quot;;[Tables.$R$2])" office:value-type="string" office:string-value="Schema Version:1.01">
            <text:p>Schema Version:1.01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table:formula="oooc:=CONCATENATE([.$A$5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A$5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table:formula="oooc:=CONCATENATE([.$A$5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1"/>
          <table:table-cell table:number-columns-repeated="255"/>
        </table:table-row>
        <table:table-row table:style-name="ro3">
          <table:table-cell table:style-name="ce51" table:formula="oooc:=CONCATENATE([.$A$5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4" table:formula="oooc:=CONCATENATE([.$A$6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1" table:formula="oooc:=CONCATENATE([.$A$7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1" table:formula="oooc:=[.$A$8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5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3">
          <table:table-cell table:style-name="ce56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R$2];&quot;','','','','');&quot;)" office:value-type="string" office:string-value="insert into Info values ('DBVersion','1.01','','','','');">
            <text:p>insert into Info values ('DBVersion','1.01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2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2"/>
        <table:table-row table:style-name="ro2">
          <table:table-cell table:style-name="ce49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50" table:formula="oooc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2">
          <table:table-cell table:style-name="ce51" table:formula="oooc:=CONCATENATE([Tables.$Q$2];&quot;:&quot;; [Tables.$R$2])" office:value-type="string" office:string-value="Schema Version:1.01">
            <text:p>Schema Version:1.01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table:formula="oooc:=CONCATENATE([BASE.$A$5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A$5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formula="oooc:=CONCATENATE([Tables.H69]; &quot; &quot;; [Tables.I69]; &quot;, &quot;)" office:value-type="string" office:string-value="RecordUpdate DATETIME, ">
            <text:p>RecordUpdate DATETIME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66];&quot;','&quot;; [Tables.H68]; &quot;')&quot;)" office:value-type="string" office:string-value="PRIMARY KEY('SessionId','RecordId')">
            <text:p>PRIMARY KEY('SessionId','RecordId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table:formula="oooc:=CONCATENATE([BASE.$A$5]; [Tables.H71]; &quot;;&quot;)" office:value-type="string" office:string-value="DROP TABLE IF EXISTS SessionValue;">
            <text:p>DROP TABLE IF EXISTS SessionValue;</text:p>
          </table:table-cell>
          <table:table-cell table:number-columns-repeated="145"/>
        </table:table-row>
        <table:table-row table:style-name="ro2">
          <table:table-cell table:style-name="ce57" table:formula="oooc:=CONCATENATE([BASE.$A$6]; &quot;'&quot;; [Tables.H71]; &quot;' ( &quot;)" office:value-type="string" office:string-value="CREATE TABLE 'SessionValue' ( ">
            <text:p>CREATE TABLE 'SessionValue' ( </text:p>
          </table:table-cell>
          <table:table-cell table:number-columns-repeated="145"/>
        </table:table-row>
        <table:table-row table:style-name="ro2">
          <table:table-cell table:formula="oooc:=CONCATENATE([Tables.H72]; &quot; &quot;; [Tables.I7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73]; &quot; &quot;; [Tables.I73]; &quot;, &quot;)" office:value-type="string" office:string-value="Key VARCHAR(50), ">
            <text:p>Key VARCHAR(50), </text:p>
          </table:table-cell>
          <table:table-cell table:number-columns-repeated="145"/>
        </table:table-row>
        <table:table-row table:style-name="ro2">
          <table:table-cell table:formula="oooc:=CONCATENATE([Tables.H74]; &quot; &quot;; [Tables.I74]; &quot;, &quot;)" office:value-type="string" office:string-value="Value NUMERIC(12), ">
            <text:p>Value NUMERIC(12), </text:p>
          </table:table-cell>
          <table:table-cell table:number-columns-repeated="145"/>
        </table:table-row>
        <table:table-row table:style-name="ro2">
          <table:table-cell table:formula="oooc:=CONCATENATE([Tables.H75]; &quot; &quot;; [Tables.I75]; &quot;, &quot;)" office:value-type="string" office:string-value="AuxValue VARCHAR(100), ">
            <text:p>AuxValue VARCHAR(100), </text:p>
          </table:table-cell>
          <table:table-cell table:number-columns-repeated="145"/>
        </table:table-row>
        <table:table-row table:style-name="ro2">
          <table:table-cell table:style-name="ce51" table:formula="oooc:=CONCATENATE([BASE.$A$7]; &quot;('&quot;; [Tables.H72];&quot;','&quot;; [Tables.H73]; &quot;')&quot;)" office:value-type="string" office:string-value="PRIMARY KEY('SessionId','Key')">
            <text:p>PRIMARY KEY('SessionId','Key')</text:p>
          </table:table-cell>
          <table:table-cell table:number-columns-repeated="145"/>
        </table:table-row>
        <table:table-row table:style-name="ro2">
          <table:table-cell table:formula="oooc:=[BASE.$A$8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5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User VALUES ('root', <text:a xlink:href="mailto:'root@localhost">'root@localhost</text:a>', '7af39c74ac6d9e68a4323440385cc1ff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6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27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60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2"/>
        <table:table-row table:style-name="ro2">
          <table:table-cell table:style-name="ce58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9" table:formula="oooc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2">
          <table:table-cell table:style-name="ce51" table:formula="oooc:=CONCATENATE([Tables.$Q$2];&quot;:&quot;;[Tables.$R$2])" office:value-type="string" office:string-value="Schema Version:1.01">
            <text:p>Schema Version:1.01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1" table:formula="oooc:=CONCATENATE([BASE.$A$7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5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2"/>
          <table:table-cell table:number-columns-repeated="255"/>
        </table:table-row>
        <table:table-row table:style-name="ro2">
          <table:table-cell table:style-name="ce54" table:formula="oooc:=CONCATENATE([BASE.$A$5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4" table:formula="oooc:=CONCATENATE([BASE.$A$7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4" table:formula="oooc:=[BASE.$A$8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01/24/2010</text:date>, <text:time>13:33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10-01-24T13:33:34</dc:date>
    <meta:print-date>2009-08-05T19:09:57</meta:print-date>
    <meta:editing-cycles>399</meta:editing-cycles>
    <meta:editing-duration>P3DT19H40M4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28"/>
  </office:meta>
</office:document-meta>
</file>